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INDUAVIC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DEBE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ERICKA RODRIGUEZ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8/11/2021 </text:span><text:span text:style-name="T5"><text:s/></text:span></text:p>
          </table:table-cell>
          <table:table-cell table:style-name="Tabla1.C3" office:value-type="string">
            <text:p text:style-name="P22"><text:span text:style-name="T7">D.I.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1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CLAUDIA CARRANZA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>FRANCISCO RODRIGUEZ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8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22:15:0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